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erc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table:style-name="ce1" table:formula="of:=[.C2]/335" office:value-type="percentage" office:value="0.486567164179104" calcext:value-type="percentage">
            <text:p>48.66%</text:p>
          </table:table-cell>
          <table:table-cell table:formula="of:=SUM([.D2:.I2])"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style-name="ce1" table:formula="of:=[.C3]/335" office:value-type="percentage" office:value="0.0716417910447761" calcext:value-type="percentage">
            <text:p>7.16%</text:p>
          </table:table-cell>
          <table:table-cell table:formula="of:=SUM([.D3:.I3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table:formula="of:=[.C4]/335" office:value-type="percentage" office:value="0.441791044776119" calcext:value-type="percentage">
            <text:p>44.18%</text:p>
          </table:table-cell>
          <table:table-cell table:formula="of:=SUM([.D4:.I4])"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C5]/335" office:value-type="percentage" office:value="1" calcext:value-type="percentage">
            <text:p>100.00%</text:p>
          </table:table-cell>
          <table:table-cell table:formula="of:=SUM([.C2:.C4])" office:value-type="float" office:value="335" calcext:value-type="float">
            <text:p>335</text:p>
          </table:table-cell>
          <table:table-cell table:formula="of:=SUM([.D2:.D4])" office:value-type="float" office:value="60" calcext:value-type="float">
            <text:p>60</text:p>
          </table:table-cell>
          <table:table-cell table:formula="of:=SUM([.E2:.E4])" office:value-type="float" office:value="64" calcext:value-type="float">
            <text:p>64</text:p>
          </table:table-cell>
          <table:table-cell table:formula="of:=SUM([.F2:.F4])" office:value-type="float" office:value="36" calcext:value-type="float">
            <text:p>36</text:p>
          </table:table-cell>
          <table:table-cell table:formula="of:=SUM([.G2:.G4])" office:value-type="float" office:value="14" calcext:value-type="float">
            <text:p>14</text:p>
          </table:table-cell>
          <table:table-cell table:formula="of:=SUM([.H2:.H4])" office:value-type="float" office:value="123" calcext:value-type="float">
            <text:p>123</text:p>
          </table:table-cell>
          <table:table-cell table:formula="of:=SUM([.I2:.I4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table:style-name="ce1" table:formula="of:=[.C5]/335" office:value-type="percentage" office:value="1" calcext:value-type="percentage">
            <text:p>100.00%</text:p>
          </table:table-cell>
          <table:table-cell table:style-name="ce1" table:formula="of:=[.D5]/335" office:value-type="percentage" office:value="0.17910447761194" calcext:value-type="percentage">
            <text:p>17.91%</text:p>
          </table:table-cell>
          <table:table-cell table:style-name="ce1" table:formula="of:=[.E5]/335" office:value-type="percentage" office:value="0.191044776119403" calcext:value-type="percentage">
            <text:p>19.10%</text:p>
          </table:table-cell>
          <table:table-cell table:style-name="ce1" table:formula="of:=[.F5]/335" office:value-type="percentage" office:value="0.107462686567164" calcext:value-type="percentage">
            <text:p>10.75%</text:p>
          </table:table-cell>
          <table:table-cell table:style-name="ce1" table:formula="of:=[.G5]/335" office:value-type="percentage" office:value="0.0417910447761194" calcext:value-type="percentage">
            <text:p>4.18%</text:p>
          </table:table-cell>
          <table:table-cell table:style-name="ce1" table:formula="of:=[.H5]/335" office:value-type="percentage" office:value="0.367164179104478" calcext:value-type="percentage">
            <text:p>36.72%</text:p>
          </table:table-cell>
          <table:table-cell table:style-name="ce1" table:formula="of:=[.I5]/335" office:value-type="percentage" office:value="0.113432835820896" calcext:value-type="percentage">
            <text:p>11.34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o. of Tds</text:p>
          </table:table-cell>
          <table:table-cell office:value-type="string" calcext:value-type="string">
            <text:p>No. of Affordances</text:p>
          </table:table-cell>
          <table:table-cell table:style-name="Default" office:value-type="string" calcext:value-type="string">
            <text:p>Percent of total Afforadances</text:p>
          </table:table-cell>
        </table:table-row>
        <table:table-row table:style-name="ro1">
          <table:table-cell office:value-type="string" calcext:value-type="string">
            <text:p>Thoma et al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table:formula="of:=[.C2]/335" office:value-type="percentage" office:value="0.31044776119403" calcext:value-type="percentage">
            <text:p>31.04%</text:p>
          </table:table-cell>
        </table:table-row>
        <table:table-row table:style-name="ro1">
          <table:table-cell office:value-type="string" calcext:value-type="string">
            <text:p>W3C</text:p>
          </table:table-cell>
          <table:table-cell office:value-type="float" office:value="26" calcext:value-type="float">
            <text:p>26</text:p>
          </table:table-cell>
          <table:table-cell table:formula="of:=155-105" office:value-type="float" office:value="50" calcext:value-type="float">
            <text:p>50</text:p>
          </table:table-cell>
          <table:table-cell table:formula="of:=[.C3]/335" office:value-type="percentage" office:value="0.149253731343284" calcext:value-type="percentage">
            <text:p>14.93%</text:p>
          </table:table-cell>
        </table:table-row>
        <table:table-row table:style-name="ro1">
          <table:table-cell office:value-type="string" calcext:value-type="string">
            <text:p>Kinder et al.</text:p>
          </table:table-cell>
          <table:table-cell office:value-type="float" office:value="27" calcext:value-type="float">
            <text:p>27</text:p>
          </table:table-cell>
          <table:table-cell table:formula="of:=336-155" office:value-type="float" office:value="181" calcext:value-type="float">
            <text:p>181</text:p>
          </table:table-cell>
          <table:table-cell table:formula="of:=[.C4]/335" office:value-type="percentage" office:value="0.540298507462687" calcext:value-type="percentage">
            <text:p>54.03%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table:formula="of:=SUM([.B2:.B4])" office:value-type="float" office:value="76" calcext:value-type="float">
            <text:p>76</text:p>
          </table:table-cell>
          <table:table-cell table:formula="of:=SUM([.C2:.C4])" office:value-type="float" office:value="335" calcext:value-type="float">
            <text:p>335</text:p>
          </table:table-cell>
          <table:table-cell table:formula="of:=[.C5]/335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8:40:14.704220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0:41:52.412132014</meta:creation-date>
    <dc:date>2025-05-20T18:55:04.002308313</dc:date>
    <meta:editing-duration>PT3H35M47S</meta:editing-duration>
    <meta:editing-cycles>6</meta:editing-cycles>
    <meta:generator>LibreOffice/24.8.6.2$Linux_X86_64 LibreOffice_project/480$Build-2</meta:generator>
    <meta:document-statistic meta:table-count="2" meta:cell-count="72" meta:object-count="0"/>
  </office:meta>
</office:document-meta>
</file>